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
  <manifest:file-entry manifest:full-path="ObjectReplacements/Object 11" manifest:media-type="application/x-openoffice-gdimetafile;windows_formatname=&quot;GDIMetaFile&quot;"/>
  <manifest:file-entry manifest:full-path="ObjectReplacements/Object 50" manifest:media-type=""/>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44" manifest:media-type=""/>
  <manifest:file-entry manifest:full-path="ObjectReplacements/Object 45"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2" manifest:media-type=""/>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
  <manifest:file-entry manifest:full-path="ObjectReplacements/Object 34" manifest:media-type=""/>
  <manifest:file-entry manifest:full-path="ObjectReplacements/Object 41" manifest:media-type=""/>
  <manifest:file-entry manifest:full-path="ObjectReplacements/Object 39" manifest:media-type=""/>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de21b" officeooo:paragraph-rsid="0025d59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CO" officeooo:rsid="000de21b" officeooo:paragraph-rsid="0025faf9"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s" fo:country="CO" officeooo:rsid="000de21b" officeooo:paragraph-rsid="00261843" style:language-asian="zxx" style:country-asian="none" style:language-complex="zxx" style:country-complex="none"/>
    </style:style>
    <style:style style:name="P7" style:family="paragraph" style:parent-style-name="Standard">
      <style:paragraph-properties fo:text-align="center" style:justify-single-word="false"/>
      <style:text-properties fo:language="es" fo:country="CO" officeooo:rsid="000de21b" officeooo:paragraph-rsid="0015f39f"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15f39f" officeooo:paragraph-rsid="0015f39f"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15f39f" officeooo:paragraph-rsid="0025faf9" style:language-asian="zxx" style:country-asian="none" style:language-complex="zxx" style:country-complex="none"/>
    </style:style>
    <style:style style:name="P10" style:family="paragraph" style:parent-style-name="Standard">
      <style:paragraph-properties fo:text-align="center" style:justify-single-word="false"/>
      <style:text-properties fo:language="es" fo:country="CO" fo:font-weight="bold" officeooo:rsid="000de21b" officeooo:paragraph-rsid="0015f39f" style:language-asian="zxx" style:country-asian="none" style:font-weight-asian="bold" style:language-complex="zxx" style:country-complex="none" style:font-weight-complex="bold"/>
    </style:style>
    <style:style style:name="P11"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15f39f"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25d59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style:text-underline-style="none" officeooo:rsid="0025d595" officeooo:paragraph-rsid="0025d59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style:text-underline-style="none" fo:font-weight="bold" officeooo:rsid="0015f39f" officeooo:paragraph-rsid="0025d595" style:language-asian="zxx" style:country-asian="none" style:font-weight-asian="bold" style:language-complex="zxx" style:country-complex="none" style:font-weight-complex="bold"/>
    </style:style>
    <style:style style:name="P15" style:family="paragraph" style:parent-style-name="Heading_20_3">
      <style:paragraph-properties fo:text-align="justify" style:justify-single-word="false"/>
      <style:text-properties fo:font-size="12pt" fo:language="es" fo:country="CO" officeooo:rsid="0015f39f" officeooo:paragraph-rsid="0015f39f" style:font-size-asian="12pt" style:language-asian="zxx" style:country-asian="none" style:font-size-complex="12pt" style:language-complex="zxx" style:country-complex="none"/>
    </style:style>
    <style:style style:name="P16" style:family="paragraph" style:parent-style-name="Standard">
      <style:paragraph-properties fo:text-align="justify" style:justify-single-word="false"/>
      <style:text-properties fo:font-size="12pt" fo:language="es" fo:country="CO" fo:font-weight="bold" officeooo:rsid="0025faf9" officeooo:paragraph-rsid="0025faf9" style:font-size-asian="12pt" style:language-asian="zxx" style:country-asian="none" style:font-weight-asian="bold" style:font-size-complex="12pt" style:language-complex="zxx" style:country-complex="none" style:font-weight-complex="bold"/>
    </style:style>
    <style:style style:name="P17" style:family="paragraph" style:parent-style-name="Heading_20_3">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0" style:family="paragraph" style:parent-style-name="Standard">
      <style:paragraph-properties fo:text-align="justify" style:justify-single-word="false"/>
      <style:text-properties style:font-name="Liberation Serif" fo:font-size="12pt" fo:language="es" fo:country="CO" officeooo:rsid="000de21b" officeooo:paragraph-rsid="0015f39f"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erif" fo:font-size="12pt" fo:language="es" fo:country="CO" fo:font-weight="bold" officeooo:rsid="0015f39f" style:font-size-asian="12pt" style:language-asian="zxx" style:country-asian="none" style:font-weight-asian="bold" style:font-size-complex="12pt" style:language-complex="zxx" style:country-complex="none" style:font-weight-complex="bold"/>
    </style:style>
    <style:style style:name="P22" style:family="paragraph" style:parent-style-name="Text_20_body">
      <style:paragraph-properties fo:text-align="justify" style:justify-single-word="false"/>
      <style:text-properties officeooo:paragraph-rsid="0015f39f"/>
    </style:style>
    <style:style style:name="P23" style:family="paragraph" style:parent-style-name="Text_20_body">
      <style:text-properties officeooo:paragraph-rsid="0025d595"/>
    </style:style>
    <style:style style:name="P24" style:family="paragraph" style:parent-style-name="Standard">
      <style:paragraph-properties fo:text-align="justify" style:justify-single-word="false"/>
      <style:text-properties fo:language="es" fo:country="ES" officeooo:rsid="0027c9ea" officeooo:paragraph-rsid="0027c9ea"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26" style:family="paragraph" style:parent-style-name="Standard">
      <style:paragraph-properties fo:text-align="justify" style:justify-single-word="false"/>
      <style:text-properties fo:language="es" fo:country="ES" fo:font-weight="normal" officeooo:rsid="0027c9ea" officeooo:paragraph-rsid="0028d07b"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fo:font-weight="normal" officeooo:rsid="002822f0" officeooo:paragraph-rsid="0027c9ea"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es" fo:country="ES" fo:font-weight="normal" officeooo:rsid="0028d07b" officeooo:paragraph-rsid="0027c9ea" style:language-asian="zxx" style:country-asian="none" style:font-weight-asian="normal" style:language-complex="zxx" style:country-complex="none" style:font-weight-complex="normal"/>
    </style:style>
    <style:style style:name="P29" style:family="paragraph" style:parent-style-name="Standard">
      <style:paragraph-properties fo:text-align="justify" style:justify-single-word="false"/>
      <style:text-properties fo:language="es" fo:country="CO" fo:font-weight="bold" officeooo:rsid="0015f39f" officeooo:paragraph-rsid="0025faf9" style:language-asian="zxx" style:country-asian="none" style:font-weight-asian="bold" style:language-complex="zxx" style:country-complex="none" style:font-weight-complex="bold"/>
    </style:style>
    <style:style style:name="P30" style:family="paragraph" style:parent-style-name="Standard" style:list-style-name="L7">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1" style:family="paragraph" style:parent-style-name="Standard" style:list-style-name="L7">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2" style:family="paragraph" style:parent-style-name="Standard">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3" style:family="paragraph" style:parent-style-name="Standard">
      <style:paragraph-properties fo:text-align="justify" style:justify-single-word="false"/>
      <style:text-properties fo:language="es" fo:country="ES" fo:font-weight="bold" officeooo:rsid="0015f39f" officeooo:paragraph-rsid="0028d07b" style:language-asian="zxx" style:country-asian="none" style:font-weight-asian="bold" style:language-complex="zxx" style:country-complex="none" style:font-weight-complex="bold"/>
    </style:style>
    <style:style style:name="P34" style:family="paragraph" style:parent-style-name="Standard" style:list-style-name="L14">
      <style:text-properties officeooo:paragraph-rsid="001c5542"/>
    </style:style>
    <style:style style:name="P35" style:family="paragraph" style:parent-style-name="Standard" style:list-style-name="L14">
      <style:text-properties style:font-name="Liberation Mono1" fo:font-size="11pt" fo:font-style="normal" fo:font-weight="normal" officeooo:paragraph-rsid="001c5542" style:font-size-asian="11pt" style:font-style-asian="normal" style:font-weight-asian="normal"/>
    </style:style>
    <style:style style:name="P36" style:family="paragraph" style:parent-style-name="Text_20_body" style:list-style-name="L1">
      <style:text-properties officeooo:paragraph-rsid="0025d595"/>
    </style:style>
    <style:style style:name="P37" style:family="paragraph" style:parent-style-name="Text_20_body" style:list-style-name="L1">
      <style:paragraph-properties fo:margin-top="0in" fo:margin-bottom="0in" style:contextual-spacing="false"/>
      <style:text-properties style:font-name="Liberation Serif" fo:font-size="12pt" style:font-size-asian="12pt" style:font-size-complex="12pt"/>
    </style:style>
    <style:style style:name="P38" style:family="paragraph" style:parent-style-name="Text_20_body" style:list-style-name="L1">
      <style:text-properties style:font-name="Liberation Serif" fo:font-size="12pt" style:font-size-asian="12pt" style:font-size-complex="12pt"/>
    </style:style>
    <style:style style:name="P39" style:family="paragraph" style:parent-style-name="Text_20_body" style:list-style-name="L1">
      <style:paragraph-properties fo:margin-top="0in" fo:margin-bottom="0in" style:contextual-spacing="false"/>
      <style:text-properties style:font-name="Liberation Serif" fo:font-size="12pt" officeooo:paragraph-rsid="0025d595" style:font-size-asian="12pt" style:font-size-complex="12pt"/>
    </style:style>
    <style:style style:name="P40"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41" style:family="paragraph" style:parent-style-name="Text_20_body" style:list-style-name="L3">
      <style:text-properties style:font-name="Liberation Serif" fo:font-size="12pt" style:font-size-asian="12pt" style:font-size-complex="12pt"/>
    </style:style>
    <style:style style:name="P42" style:family="paragraph" style:parent-style-name="Text_20_body" style:list-style-name="L5">
      <style:text-properties style:font-name="Liberation Serif" fo:font-size="12pt" style:font-size-asian="12pt" style:font-size-complex="12pt"/>
    </style:style>
    <style:style style:name="P43" style:family="paragraph" style:parent-style-name="Text_20_body" style:list-style-name="L6">
      <style:text-properties style:font-name="Liberation Serif" fo:font-size="12pt" style:font-size-asian="12pt" style:font-size-complex="12pt"/>
    </style:style>
    <style:style style:name="P44" style:family="paragraph" style:parent-style-name="Text_20_body" style:list-style-name="L2"/>
    <style:style style:name="P45" style:family="paragraph" style:parent-style-name="Text_20_body" style:list-style-name="L2">
      <style:paragraph-properties fo:margin-top="0in" fo:margin-bottom="0in" style:contextual-spacing="false"/>
      <style:text-properties officeooo:paragraph-rsid="00261843"/>
    </style:style>
    <style:style style:name="P46" style:family="paragraph" style:parent-style-name="Text_20_body" style:list-style-name="L2">
      <style:text-properties officeooo:paragraph-rsid="00261843"/>
    </style:style>
    <style:style style:name="P47" style:family="paragraph" style:parent-style-name="Text_20_body" style:list-style-name="L2">
      <style:paragraph-properties fo:margin-top="0in" fo:margin-bottom="0in" style:contextual-spacing="false"/>
    </style:style>
    <style:style style:name="P48" style:family="paragraph" style:parent-style-name="Text_20_body" style:list-style-name="L2">
      <style:paragraph-properties fo:margin-top="0in" fo:margin-bottom="0in" style:contextual-spacing="false"/>
      <style:text-properties officeooo:paragraph-rsid="0025faf9"/>
    </style:style>
    <style:style style:name="P49" style:family="paragraph" style:parent-style-name="Text_20_body" style:list-style-name="L2">
      <style:text-properties officeooo:paragraph-rsid="0025faf9"/>
    </style:style>
    <style:style style:name="P50" style:family="paragraph" style:parent-style-name="Text_20_body" style:list-style-name="L4"/>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9">
      <style:paragraph-properties fo:margin-top="0in" fo:margin-bottom="0in" style:contextual-spacing="false"/>
    </style:style>
    <style:style style:name="P54" style:family="paragraph" style:parent-style-name="Text_20_body" style:list-style-name="L10"/>
    <style:style style:name="P55" style:family="paragraph" style:parent-style-name="Text_20_body" style:list-style-name="L10">
      <style:text-properties officeooo:paragraph-rsid="0025faf9"/>
    </style:style>
    <style:style style:name="P56" style:family="paragraph" style:parent-style-name="Text_20_body" style:list-style-name="L11">
      <style:paragraph-properties fo:margin-top="0in" fo:margin-bottom="0in" style:contextual-spacing="false" fo:text-align="justify" style:justify-single-word="false"/>
    </style:style>
    <style:style style:name="P57" style:family="paragraph" style:parent-style-name="Text_20_body" style:list-style-name="L11">
      <style:paragraph-properties fo:text-align="justify" style:justify-single-word="false"/>
    </style:style>
    <style:style style:name="P58" style:family="paragraph" style:parent-style-name="Text_20_body" style:list-style-name="L12">
      <style:paragraph-properties fo:margin-top="0in" fo:margin-bottom="0in" style:contextual-spacing="false" fo:text-align="justify" style:justify-single-word="false"/>
    </style:style>
    <style:style style:name="P59" style:family="paragraph" style:parent-style-name="Text_20_body" style:list-style-name="L12">
      <style:paragraph-properties fo:text-align="justify" style:justify-single-word="false"/>
    </style:style>
    <style:style style:name="P60" style:family="paragraph" style:parent-style-name="Text_20_body" style:list-style-name="L13">
      <style:paragraph-properties fo:margin-top="0in" fo:margin-bottom="0in" style:contextual-spacing="false"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4">
      <style:paragraph-properties fo:text-align="justify" style:justify-single-word="false"/>
      <style:text-properties officeooo:paragraph-rsid="0015f39f"/>
    </style:style>
    <style:style style:name="P63" style:family="paragraph" style:parent-style-name="Text_20_body" style:list-style-name="L14">
      <style:text-properties officeooo:paragraph-rsid="001c5542"/>
    </style:style>
    <style:style style:name="P64"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officeooo:rsid="0015f39f" style:font-weight-asian="bold" style:font-weight-complex="bold"/>
    </style:style>
    <style:style style:name="T3" style:family="text">
      <style:text-properties officeooo:rsid="0015f39f"/>
    </style:style>
    <style:style style:name="T4" style:family="text">
      <style:text-properties fo:font-size="12pt" style:font-size-asian="12pt" style:font-size-complex="12pt"/>
    </style:style>
    <style:style style:name="T5" style:family="text">
      <style:text-properties fo:font-size="12pt" officeooo:rsid="001a5b05" style:font-size-asian="12pt" style:font-size-complex="12pt"/>
    </style:style>
    <style:style style:name="T6" style:family="text">
      <style:text-properties fo:font-size="12pt" officeooo:rsid="0025faf9" style:font-size-asian="12pt" style:font-size-complex="12pt"/>
    </style:style>
    <style:style style:name="T7" style:family="text">
      <style:text-properties fo:font-size="12pt" fo:font-weight="bold" officeooo:rsid="0025faf9"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fo:font-weight="bold" officeooo:rsid="0015f39f" style:font-size-asian="12pt" style:font-weight-asian="bold" style:font-size-complex="12pt" style:font-weight-complex="bold"/>
    </style:style>
    <style:style style:name="T11" style:family="text">
      <style:text-properties style:font-name="Liberation Serif" fo:font-size="12pt" fo:font-weight="normal" officeooo:rsid="0015f39f" style:font-size-asian="12pt" style:font-weight-asian="normal" style:font-size-complex="12pt" style:font-weight-complex="normal"/>
    </style:style>
    <style:style style:name="T12" style:family="text">
      <style:text-properties style:font-name="Liberation Serif" fo:font-size="12pt" fo:font-weight="normal" officeooo:rsid="0025d595" style:font-size-asian="12pt" style:font-weight-asian="normal" style:font-size-complex="12pt" style:font-weight-complex="normal"/>
    </style:style>
    <style:style style:name="T13" style:family="text">
      <style:text-properties officeooo:rsid="0025d595"/>
    </style:style>
    <style:style style:name="T14" style:family="text">
      <style:text-properties officeooo:rsid="0025faf9"/>
    </style:style>
    <style:style style:name="T15" style:family="text">
      <style:text-properties officeooo:rsid="00261843"/>
    </style:style>
    <style:style style:name="T16" style:family="text">
      <style:text-properties officeooo:rsid="002822f0"/>
    </style:style>
    <style:style style:name="T17" style:family="text">
      <style:text-properties officeooo:rsid="0028d07b"/>
    </style:style>
    <style:style style:name="T18" style:family="text">
      <style:text-properties officeooo:rsid="002a0ee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orio <text:span text:style-name="T3">2</text:span>: Optimización de Redes - Creación de rutas inalámbricas</text:p>
      <text:p text:style-name="P7"/>
      <text:p text:style-name="P2"><text:span text:style-name="T1">Problema </text:span><text:span text:style-name="T2">1: Redes de Transporte</text:span></text:p>
      <text:p text:style-name="P11"><text:span text:style-name="T2"/></text:p>
      <text:p text:style-name="P13"><text:span text:style-name="T1">a. </text:span><text:span text:style-name="T2">M</text:span><text:span text:style-name="T1">odelo Matemático: </text:span></text:p>
      <text:p text:style-name="P11"><text:span text:style-name="T2"/></text:p>
      <text:p text:style-name="Text_20_body"><text:span text:style-name="Strong_20_Emphasis"><text:span text:style-name="T9">Conjuntos:</text:span></text:span></text:p>
      <text:list xml:id="list1087782623" text:style-name="L1">
        <text:list-item>
          <text:p text:style-name="P37"><draw:frame draw:style-name="fr1" draw:name="Objeto16" text:anchor-type="as-char" svg:y="-0.1492in" svg:width="0.1799in" svg:height="0.1854in" draw:z-index="2"><draw:object xlink:href="./Object 16" xlink:type="simple" xlink:show="embed" xlink:actuate="onLoad"/><draw:image xlink:href="./ObjectReplacements/Object 16" xlink:type="simple" xlink:show="embed" xlink:actuate="onLoad"/></draw:frame><text:s/>Conjunto de productores.</text:p>
        </text:list-item>
        <text:list-item>
          <text:p text:style-name="P38"><draw:frame draw:style-name="fr1" draw:name="Objeto17" text:anchor-type="as-char" svg:y="-0.1492in" svg:width="0.1854in" svg:height="0.1854in" draw:z-index="3"><draw:object xlink:href="./Object 17" xlink:type="simple" xlink:show="embed" xlink:actuate="onLoad"/><draw:image xlink:href="./ObjectReplacements/Object 17" xlink:type="simple" xlink:show="embed" xlink:actuate="onLoad"/></draw:frame><text:s/>Conjunto de consumidores.</text:p>
        </text:list-item>
      </text:list>
      <text:p text:style-name="P6"><text:span text:style-name="Strong_20_Emphasis">Índices:</text:span></text:p>
      <text:list xml:id="list101020018" text:style-name="L2">
        <text:list-item>
          <text:p text:style-name="P45"><draw:frame draw:style-name="fr1" draw:name="Objeto52" text:anchor-type="as-char" svg:y="-0.1492in" svg:width="0.4228in" svg:height="0.1854in" draw:z-index="4"><draw:object xlink:href="./Object 52" xlink:type="simple" xlink:show="embed" xlink:actuate="onLoad"/><draw:image xlink:href="./ObjectReplacements/Object 52" xlink:type="simple" xlink:show="embed" xlink:actuate="onLoad"/><svg:desc>fórmula</svg:desc></draw:frame>: <text:span text:style-name="T15">productores</text:span></text:p>
        </text:list-item>
        <text:list-item>
          <text:p text:style-name="P46"><draw:frame draw:style-name="fr1" draw:name="Objeto51" text:anchor-type="as-char" svg:y="-0.1492in" svg:width="0.4071in" svg:height="0.1854in" draw:z-index="5"><draw:object xlink:href="./Object 51" xlink:type="simple" xlink:show="embed" xlink:actuate="onLoad"/><draw:image xlink:href="./ObjectReplacements/Object 51" xlink:type="simple" xlink:show="embed" xlink:actuate="onLoad"/><svg:desc>fórmula</svg:desc></draw:frame>: <text:span text:style-name="T15">Consumidores</text:span></text:p>
        </text:list-item>
      </text:list>
      <text:p text:style-name="Text_20_body"><text:span text:style-name="Strong_20_Emphasis"><text:span text:style-name="T9">Parámetros:</text:span></text:span></text:p>
      <text:list text:style-name="L3">
        <text:list-item>
          <text:p text:style-name="P40"><draw:frame draw:style-name="fr1" draw:name="Objeto19" text:anchor-type="as-char" svg:y="-0.1492in" svg:width="0.1898in" svg:height="0.2102in" draw:z-index="6"><draw:object xlink:href="./Object 19" xlink:type="simple" xlink:show="embed" xlink:actuate="onLoad"/><draw:image xlink:href="./ObjectReplacements/Object 19" xlink:type="simple" xlink:show="embed" xlink:actuate="onLoad"/></draw:frame>: Oferta del productor p (en toneladas).</text:p>
        </text:list-item>
        <text:list-item>
          <text:p text:style-name="P40"><draw:frame draw:style-name="fr1" draw:name="Objeto18" text:anchor-type="as-char" svg:y="-0.1492in" svg:width="0.252in" svg:height="0.2102in" draw:z-index="7"><draw:object xlink:href="./Object 18" xlink:type="simple" xlink:show="embed" xlink:actuate="onLoad"/><draw:image xlink:href="./ObjectReplacements/Object 18" xlink:type="simple" xlink:show="embed" xlink:actuate="onLoad"/></draw:frame><text:s/>Demanda del consumidor c (en toneladas).</text:p>
        </text:list-item>
        <text:list-item>
          <text:p text:style-name="P41"><draw:frame draw:style-name="fr1" draw:name="Objeto20" text:anchor-type="as-char" svg:y="-0.1492in" svg:width="0.2327in" svg:height="0.2102in" draw:z-index="8"><draw:object xlink:href="./Object 20" xlink:type="simple" xlink:show="embed" xlink:actuate="onLoad"/><draw:image xlink:href="./ObjectReplacements/Object 20" xlink:type="simple" xlink:show="embed" xlink:actuate="onLoad"/></draw:frame>: Costo por tonelada desde el productor p al consumidor c.</text:p>
        </text:list-item>
      </text:list>
      <text:p text:style-name="Text_20_body"><text:span text:style-name="Strong_20_Emphasis"><text:span text:style-name="T9">Variables de Decisión:</text:span></text:span></text:p>
      <text:list text:style-name="L4">
        <text:list-item>
          <text:p text:style-name="P50"><text:span text:style-name="T9"><draw:frame draw:style-name="fr1" draw:name="Objeto21" text:anchor-type="as-char" svg:y="-0.1492in" svg:width="0.8075in" svg:height="0.2102in" draw:z-index="9"><draw:object xlink:href="./Object 21" xlink:type="simple" xlink:show="embed" xlink:actuate="onLoad"/><draw:image xlink:href="./ObjectReplacements/Object 21" xlink:type="simple" xlink:show="embed" xlink:actuate="onLoad"/></draw:frame></text:span><text:span text:style-name="T9">: Toneladas transportadas del productor </text:span><text:span text:style-name="T9"><draw:frame draw:style-name="fr1" draw:name="Objeto22" text:anchor-type="as-char" svg:y="-0.1492in" svg:width="0.1063in" svg:height="0.1854in" draw:z-index="10"><draw:object xlink:href="./Object 22" xlink:type="simple" xlink:show="embed" xlink:actuate="onLoad"/><draw:image xlink:href="./ObjectReplacements/Object 22" xlink:type="simple" xlink:show="embed" xlink:actuate="onLoad"/></draw:frame></text:span><text:span text:style-name="T9"><text:s/>al consumidor </text:span><text:span text:style-name="T9"><draw:frame draw:style-name="fr1" draw:name="Objeto23" text:anchor-type="as-char" svg:y="-0.1492in" svg:width="0.0846in" svg:height="0.1854in" draw:z-index="11"><draw:object xlink:href="./Object 23" xlink:type="simple" xlink:show="embed" xlink:actuate="onLoad"/><draw:image xlink:href="./ObjectReplacements/Object 23" xlink:type="simple" xlink:show="embed" xlink:actuate="onLoad"/></draw:frame></text:span><text:span text:style-name="T9">.</text:span></text:p>
        </text:list-item>
      </text:list>
      <text:p text:style-name="Text_20_body"><text:span text:style-name="Strong_20_Emphasis"><text:span text:style-name="T9">Función Objetivo:</text:span></text:span></text:p>
      <text:p text:style-name="Preformatted_20_Text"><text:span text:style-name="Source_20_Text"><text:span text:style-name="T9"><text:tab/></text:span></text:span><text:span text:style-name="Source_20_Text"><text:span text:style-name="T9"><draw:frame draw:style-name="fr1" draw:name="Objeto13" text:anchor-type="as-char" svg:y="-0.1709in" svg:width="1.8283in" svg:height="0.2638in" draw:z-index="12"><draw:object xlink:href="./Object 13" xlink:type="simple" xlink:show="embed" xlink:actuate="onLoad"/><draw:image xlink:href="./ObjectReplacements/Object 13" xlink:type="simple" xlink:show="embed" xlink:actuate="onLoad"/></draw:frame></text:span></text:span></text:p>
      <text:p text:style-name="Preformatted_20_Text"><text:span text:style-name="Source_20_Text"><text:span text:style-name="T9"/></text:span></text:p>
      <text:p text:style-name="Text_20_body"><text:span text:style-name="Strong_20_Emphasis"><text:span text:style-name="T9">Restricciones:</text:span></text:span></text:p>
      <text:list text:style-name="L5">
        <text:list-item>
          <text:p text:style-name="P42">Satisfacción de la demanda para cada consumidor:</text:p>
        </text:list-item>
      </text:list>
      <text:p text:style-name="P19"><text:span text:style-name="Source_20_Text"><text:span text:style-name="T9"><text:tab/></text:span></text:span><text:span text:style-name="Source_20_Text"><text:span text:style-name="T9"><draw:frame draw:style-name="fr1" draw:name="Objeto14" text:anchor-type="as-char" svg:y="-0.1709in" svg:width="1.561in" svg:height="0.2638in" draw:z-index="13"><draw:object xlink:href="./Object 14" xlink:type="simple" xlink:show="embed" xlink:actuate="onLoad"/><draw:image xlink:href="./ObjectReplacements/Object 14" xlink:type="simple" xlink:show="embed" xlink:actuate="onLoad"/></draw:frame></text:span></text:span></text:p>
      <text:list text:style-name="L6">
        <text:list-item>
          <text:p text:style-name="P43">Satisfacción de la oferta para cada productor:</text:p>
        </text:list-item>
      </text:list>
      <text:p text:style-name="P21"><text:tab/><draw:frame draw:style-name="fr1" draw:name="Objeto15" text:anchor-type="as-char" svg:y="-0.1709in" svg:width="1.5689in" svg:height="0.2638in" draw:z-index="15"><draw:object xlink:href="./Object 15" xlink:type="simple" xlink:show="embed" xlink:actuate="onLoad"/><draw:image xlink:href="./ObjectReplacements/Object 15" xlink:type="simple" xlink:show="embed" xlink:actuate="onLoad"/></draw:frame></text:p>
      <text:p text:style-name="P20"><text:span text:style-name="T2"/></text:p>
      <text:p text:style-name="P20"/>
      <text:p text:style-name="P24"><text:span text:style-name="T2">c. </text:span><text:span text:style-name="T1">A</text:span><text:span text:style-name="T2">nálisis de Sensibilidad de las ciudades de destino y las ciudades de origen.</text:span></text:p>
      <text:p text:style-name="P27"/>
      <text:p text:style-name="P26"><text:span text:style-name="T3">Los valores duales para cada ciudad consumidora representan el incremento en el costo mínimo si la demanda en esa ciudad aumentara en una tonelada. </text:span><text:span text:style-name="T16">Se obtuvieron los siguientes valores duales:</text:span></text:p>
      <text:p text:style-name="P25"/>
      <text:list text:style-name="L7">
        <text:list-item>
          <text:p text:style-name="P31">Cali: 2.5 (aumentar una tonelada de demanda en Cali aumentaría el costo mínimo en 2.5 unidades monetarias).</text:p>
        </text:list-item>
        <text:list-item>
          <text:p text:style-name="P31">Barranquilla: 2.7</text:p>
        </text:list-item>
        <text:list-item>
          <text:p text:style-name="P31">Pasto: 1.8</text:p>
        </text:list-item>
        <text:list-item>
          <text:p text:style-name="P31">Tunja: 1.0</text:p>
        </text:list-item>
        <text:list-item>
          <text:p text:style-name="P30"><text:soft-page-break/><text:span text:style-name="T3">Chía: 1.0</text:span></text:p>
        </text:list-item>
        <text:list-item>
          <text:p text:style-name="P31">Manizales: 0.8</text:p>
          <text:p text:style-name="P30"/>
        </text:list-item>
      </text:list>
      <text:p text:style-name="P25"><text:span text:style-name="T3">Es </text:span><text:span text:style-name="T17">decir, </text:span><text:span text:style-name="T3">aumentar la demanda en Barranquilla tiene un mayor impacto en el costo total en comparación con otras ciudades. <text:s/></text:span></text:p>
      <text:p text:style-name="P25"/>
      <text:p text:style-name="P25"><text:span text:style-name="T2">Valores duales de la oferta:</text:span><text:span text:style-name="T3"> </text:span><text:span text:style-name="T17">Por otro lado, los valores duales de las ciudades productoras, </text:span><text:span text:style-name="T3">indican el impacto en el costo mínimo si la oferta de estas ciudades se incrementara en una tonelada.</text:span></text:p>
      <text:p text:style-name="P25"/>
      <text:p text:style-name="P32">Bogotá: -0.2 (aumentar una tonelada de oferta en Bogotá reduciría el costo en 0.2 unidades monetarias).</text:p>
      <text:p text:style-name="P25"><text:span text:style-name="T3">Medellín: 0.0 (aumentar la oferta en Medellín no cambiaría el costo, lo que indica que la oferta actual de Medellín no es limitant</text:span><text:span text:style-name="T17">e).</text:span></text:p>
      <text:p text:style-name="P28"/>
      <text:p text:style-name="P25"><text:span text:style-name="T3">El valor negativo en Bogotá </text:span><text:span text:style-name="T17">significa que si se </text:span><text:span text:style-name="T3">aumentarla oferta reduciría ligeramente el costo. En cambio, el valor de 0 para Medellín indica que su capacidad actual es suficiente y aumentar su oferta no impactaría el costo total, </text:span><text:span text:style-name="T17">probablemente porque no está usando la totalidad de la oferta</text:span><text:span text:style-name="T3">. </text:span></text:p>
      <text:p text:style-name="P25"/>
      <text:p text:style-name="P33">Análisis de sensibilidad:</text:p>
      <text:p text:style-name="P25"><text:span text:style-name="T2">Demanda:</text:span><text:span text:style-name="T3"> </text:span><text:span text:style-name="T17">A</text:span><text:span text:style-name="T3">umentar la demanda en alguna ciudad, los valores duales te dicen dónde esto tendrá el mayor impacto en el costo. Por ejemplo, aumentar la demanda en Barranquilla tendrá el mayor impacto (2.7), mientras que en Manizales el impacto es menor (0.8).</text:span></text:p>
      <text:p text:style-name="P25"/>
      <text:p text:style-name="P25"><text:span text:style-name="T2">Oferta:</text:span><text:span text:style-name="T3"> </text:span><text:span text:style-name="T18">M</text:span><text:span text:style-name="T3">over oferta de Medellín a Bogotá puede ser una buena idea, dado que Medellín tiene un valor dual de 0, lo que indica que su oferta es suficiente, mientras que aumentar la oferta de Bogotá reduciría ligeramente los costos (valor dual de -0.2).</text:span></text:p>
      <text:p text:style-name="P25"/>
      <text:p text:style-name="P32">Recomendación basada en el análisis:</text:p>
      <text:p text:style-name="P32">Mover 50 toneladas de Medellín a Bogotá:</text:p>
      <text:p text:style-name="P25"/>
      <text:p text:style-name="P32">Dado que el valor dual de la oferta de Medellín es 0, mover oferta de Medellín no afectaría el costo total. Sin embargo, mover esas toneladas a Bogotá, donde el valor dual es -0.2, podría reducir los costos.</text:p>
      <text:p text:style-name="P32">Con base en el valor dual de Bogotá, si mueves 50 toneladas de oferta de Medellín a Bogotá, el costo total se reduciría en </text:p>
      <text:p text:style-name="P32">50×0.2=10 unidades monetarias.</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4"><text:span text:style-name="T1">Problema </text:span><text:span text:style-name="T2">2: Rutas Óptimas para equipos de Inspección de</text:span></text:p>
      <text:p text:style-name="P12"><text:span text:style-name="T2"/></text:p>
      <text:p text:style-name="P14">a. Modelo Matemático: </text:p>
      <text:p text:style-name="P12"><text:span text:style-name="T2"/></text:p>
      <text:p text:style-name="P23"><text:span text:style-name="Strong_20_Emphasis"><text:span text:style-name="T9">Conjuntos:</text:span></text:span></text:p>
      <text:list text:continue-list="list1087782623" text:style-name="L1">
        <text:list-item>
          <text:p text:style-name="P39"><draw:frame draw:style-name="fr1" draw:name="Objeto40" text:anchor-type="as-char" svg:y="-0.1492in" svg:width="0.1819in" svg:height="0.1854in" draw:z-index="16"><draw:object xlink:href="./Object 40" xlink:type="simple" xlink:show="embed" xlink:actuate="onLoad"/><draw:image xlink:href="./ObjectReplacements/Object 40" xlink:type="simple" xlink:show="embed" xlink:actuate="onLoad"/><svg:desc>fórmula</svg:desc></draw:frame><text:s/>Conjunto de <text:span text:style-name="T13">equipos</text:span>.</text:p>
        </text:list-item>
        <text:list-item>
          <text:p text:style-name="P36"><text:span text:style-name="T10"><draw:frame draw:style-name="fr1" draw:name="Objeto39" text:anchor-type="as-char" svg:y="-0.1492in" svg:width="0.1854in" svg:height="0.1854in" draw:z-index="17"><draw:object xlink:href="./Object 39" xlink:type="simple" xlink:show="embed" xlink:actuate="onLoad"/><draw:image xlink:href="./ObjectReplacements/Object 39" xlink:type="simple" xlink:show="embed" xlink:actuate="onLoad"/><svg:desc>fórmula</svg:desc></draw:frame></text:span><text:span text:style-name="T11"><text:s/>Conjunto de </text:span><text:span text:style-name="T12">lugares</text:span><text:span text:style-name="T11">.</text:span></text:p>
        </text:list-item>
      </text:list>
      <text:p text:style-name="P3"><text:span text:style-name="Strong_20_Emphasis">Índices:</text:span></text:p>
      <text:list xml:id="list113406617949906" text:continue-list="list101020018" text:style-name="L2">
        <text:list-item>
          <text:p text:style-name="P47"><draw:frame draw:style-name="fr1" draw:name="Objeto34" text:anchor-type="as-char" svg:y="-0.1492in" svg:width="0.402in" svg:height="0.1854in" draw:z-index="18"><draw:object xlink:href="./Object 34" xlink:type="simple" xlink:show="embed" xlink:actuate="onLoad"/><draw:image xlink:href="./ObjectReplacements/Object 34" xlink:type="simple" xlink:show="embed" xlink:actuate="onLoad"/></draw:frame>: Equipos</text:p>
        </text:list-item>
        <text:list-item>
          <text:p text:style-name="P44"><draw:frame draw:style-name="fr1" draw:name="Objeto35" text:anchor-type="as-char" svg:y="-0.1492in" svg:width="0.5118in" svg:height="0.1854in" draw:z-index="19"><draw:object xlink:href="./Object 35" xlink:type="simple" xlink:show="embed" xlink:actuate="onLoad"/><draw:image xlink:href="./ObjectReplacements/Object 35" xlink:type="simple" xlink:show="embed" xlink:actuate="onLoad"/></draw:frame>: L<text:span text:style-name="T13">ugares</text:span></text:p>
        </text:list-item>
      </text:list>
      <text:p text:style-name="Text_20_body"><text:span text:style-name="Strong_20_Emphasis">Parámetros:</text:span></text:p>
      <text:list text:style-name="L8">
        <text:list-item>
          <text:p text:style-name="P51"><draw:frame draw:style-name="fr1" draw:name="Objeto36" text:anchor-type="as-char" svg:y="-0.1492in" svg:width="0.1555in" svg:height="0.2102in" draw:z-index="21"><draw:object xlink:href="./Object 36" xlink:type="simple" xlink:show="embed" xlink:actuate="onLoad"/><draw:image xlink:href="./ObjectReplacements/Object 36" xlink:type="simple" xlink:show="embed" xlink:actuate="onLoad"/></draw:frame>: Distancia entre la localidad <draw:frame draw:style-name="fr1" draw:name="Objeto41" text:anchor-type="as-char" svg:y="-0.1492in" svg:width="0.0508in" svg:height="0.1854in" draw:z-index="22"><draw:object xlink:href="./Object 41" xlink:type="simple" xlink:show="embed" xlink:actuate="onLoad"/><draw:image xlink:href="./ObjectReplacements/Object 41" xlink:type="simple" xlink:show="embed" xlink:actuate="onLoad"/></draw:frame><text:s/>y la localidad <draw:frame draw:style-name="fr1" draw:name="Objeto42" text:anchor-type="as-char" svg:y="-0.1492in" svg:width="0.078in" svg:height="0.1854in" draw:z-index="23"><draw:object xlink:href="./Object 42" xlink:type="simple" xlink:show="embed" xlink:actuate="onLoad"/><draw:image xlink:href="./ObjectReplacements/Object 42" xlink:type="simple" xlink:show="embed" xlink:actuate="onLoad"/></draw:frame></text:p>
        </text:list-item>
      </text:list>
      <text:p text:style-name="Text_20_body"><text:span text:style-name="Strong_20_Emphasis">Variables de Decisión:</text:span></text:p>
      <text:list text:style-name="L9">
        <text:list-item>
          <text:p text:style-name="P53"><draw:frame draw:style-name="fr1" draw:name="Objeto37" text:anchor-type="as-char" svg:y="-0.1492in" svg:width="0.198in" svg:height="0.2102in" draw:z-index="24"><draw:object xlink:href="./Object 37" xlink:type="simple" xlink:show="embed" xlink:actuate="onLoad"/><draw:image xlink:href="./ObjectReplacements/Object 37" xlink:type="simple" xlink:show="embed" xlink:actuate="onLoad"/></draw:frame>: Variable binaria que toma el valor 1 si el equipo <draw:frame draw:style-name="fr1" draw:name="Objeto43" text:anchor-type="as-char" svg:y="-0.1492in" svg:width="0.0835in" svg:height="0.1854in" draw:z-index="25"><draw:object xlink:href="./Object 43" xlink:type="simple" xlink:show="embed" xlink:actuate="onLoad"/><draw:image xlink:href="./ObjectReplacements/Object 43" xlink:type="simple" xlink:show="embed" xlink:actuate="onLoad"/></draw:frame><text:s/>viaja de la localidad <draw:frame draw:style-name="fr1" draw:name="Objeto44" text:anchor-type="as-char" svg:y="-0.1492in" svg:width="0.0508in" svg:height="0.1854in" draw:z-index="29"><draw:object xlink:href="./Object 44" xlink:type="simple" xlink:show="embed" xlink:actuate="onLoad"/><draw:image xlink:href="./ObjectReplacements/Object 44" xlink:type="simple" xlink:show="embed" xlink:actuate="onLoad"/></draw:frame><text:s/>a la localidad <draw:frame draw:style-name="fr1" draw:name="Objeto45" text:anchor-type="as-char" svg:y="-0.1492in" svg:width="0.078in" svg:height="0.1854in" draw:z-index="32"><draw:object xlink:href="./Object 45" xlink:type="simple" xlink:show="embed" xlink:actuate="onLoad"/><draw:image xlink:href="./ObjectReplacements/Object 45" xlink:type="simple" xlink:show="embed" xlink:actuate="onLoad"/></draw:frame></text:p>
        </text:list-item>
        <text:list-item>
          <text:p text:style-name="P52"><draw:frame draw:style-name="fr1" draw:name="Objeto38" text:anchor-type="as-char" svg:y="-0.1492in" svg:width="0.1646in" svg:height="0.2102in" draw:z-index="33"><draw:object xlink:href="./Object 38" xlink:type="simple" xlink:show="embed" xlink:actuate="onLoad"/><draw:image xlink:href="./ObjectReplacements/Object 38" xlink:type="simple" xlink:show="embed" xlink:actuate="onLoad"/></draw:frame>: Variable auxiliar para la eliminación de subtours</text:p>
        </text:list-item>
      </text:list>
      <text:p text:style-name="P23"><text:span text:style-name="Strong_20_Emphasis">Función Objetivo:</text:span> Minimizar la distancia total recorrida por todos los equipos:</text:p>
      <text:p text:style-name="P23"><text:tab/> <draw:frame draw:style-name="fr1" draw:name="Objeto7" text:anchor-type="as-char" svg:y="-0.1709in" svg:width="2.2335in" svg:height="0.2638in" draw:z-index="34"><draw:object xlink:href="./Object 28" xlink:type="simple" xlink:show="embed" xlink:actuate="onLoad"/><draw:image xlink:href="./ObjectReplacements/Object 28" xlink:type="simple" xlink:show="embed" xlink:actuate="onLoad"/></draw:frame></text:p>
      <text:p text:style-name="Text_20_body"><text:span text:style-name="Strong_20_Emphasis">Restricciones:</text:span></text:p>
      <text:list text:style-name="L10">
        <text:list-item>
          <text:p text:style-name="P54">Cada equipo debe salir de la localidad de origen una sola vez: <draw:frame draw:style-name="fr1" draw:name="Objeto29" text:anchor-type="as-char" svg:y="-0.1709in" svg:width="1.7563in" svg:height="0.2638in" draw:z-index="36"><draw:object xlink:href="./Object 29" xlink:type="simple" xlink:show="embed" xlink:actuate="onLoad"/><draw:image xlink:href="./ObjectReplacements/Object 29" xlink:type="simple" xlink:show="embed" xlink:actuate="onLoad"/></draw:frame></text:p>
        </text:list-item>
        <text:list-item>
          <text:p text:style-name="P54">Cada equipo debe regresar a la localidad de origen una sola vez: <draw:frame draw:style-name="fr1" draw:name="Objeto30" text:anchor-type="as-char" svg:y="-0.1709in" svg:width="1.6929in" svg:height="0.2638in" draw:z-index="37"><draw:object xlink:href="./Object 30" xlink:type="simple" xlink:show="embed" xlink:actuate="onLoad"/><draw:image xlink:href="./ObjectReplacements/Object 30" xlink:type="simple" xlink:show="embed" xlink:actuate="onLoad"/></draw:frame></text:p>
        </text:list-item>
        <text:list-item>
          <text:p text:style-name="P55">Cada localidad debe ser visitada exactamente una vez por algún equipo:</text:p>
          <text:p text:style-name="P55"><text:s/><draw:frame draw:style-name="fr1" draw:name="Objeto31" text:anchor-type="as-char" svg:y="-0.1709in" svg:width="2.4311in" svg:height="0.2638in" draw:z-index="38"><draw:object xlink:href="./Object 31" xlink:type="simple" xlink:show="embed" xlink:actuate="onLoad"/><draw:image xlink:href="./ObjectReplacements/Object 31" xlink:type="simple" xlink:show="embed" xlink:actuate="onLoad"/></draw:frame></text:p>
        </text:list-item>
        <text:list-item>
          <text:p text:style-name="P54">Lo que entra en una localidad debe salir: <draw:frame draw:style-name="fr1" draw:name="Objeto32" text:anchor-type="as-char" svg:y="-0.1709in" svg:width="3.2161in" svg:height="0.2638in" draw:z-index="39"><draw:object xlink:href="./Object 32" xlink:type="simple" xlink:show="embed" xlink:actuate="onLoad"/><draw:image xlink:href="./ObjectReplacements/Object 32" xlink:type="simple" xlink:show="embed" xlink:actuate="onLoad"/></draw:frame></text:p>
        </text:list-item>
        <text:list-item>
          <text:p text:style-name="P55">Eliminación de subtours (restricción MTZ):</text:p>
          <text:p text:style-name="P55"><text:s/><draw:frame draw:style-name="fr1" draw:name="Objeto33" text:anchor-type="as-char" svg:y="-0.1492in" svg:width="3.9728in" svg:height="0.2102in" draw:z-index="40"><draw:object xlink:href="./Object 33" xlink:type="simple" xlink:show="embed" xlink:actuate="onLoad"/><draw:image xlink:href="./ObjectReplacements/Object 33" xlink:type="simple" xlink:show="embed" xlink:actuate="onLoad"/></draw:frame></text:p>
        </text:list-item>
      </text:list>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8"><text:soft-page-break/><text:span text:style-name="T2"/></text:p>
      <text:p text:style-name="P29">Problema 3: Optimización de Sensores en Ciudades Inteligentes</text:p>
      <text:p text:style-name="P9"><text:span text:style-name="T7"/></text:p>
      <text:p text:style-name="P16">a. Modelo matemático</text:p>
      <text:h text:style-name="P15" text:outline-level="3">Conjuntos:</text:h>
      <text:list text:style-name="L11">
        <text:list-item>
          <text:p text:style-name="P56"><text:span text:style-name="T4"><draw:frame draw:style-name="fr1" draw:name="Objeto11" text:anchor-type="as-char" svg:y="-0.1492in" svg:width="0.1681in" svg:height="0.1854in" draw:z-index="41"><draw:object xlink:href="./Object 11" xlink:type="simple" xlink:show="embed" xlink:actuate="onLoad"/><draw:image xlink:href="./ObjectReplacements/Object 11" xlink:type="simple" xlink:show="embed" xlink:actuate="onLoad"/></draw:frame></text:span><text:span text:style-name="T4"><text:s/>Conjunto de todas las </text:span><text:span text:style-name="T6">locations</text:span><text:span text:style-name="T4"> en Smartvill</text:span><text:span text:style-name="T6">e</text:span><text:span text:style-name="T4">.</text:span></text:p>
        </text:list-item>
        <text:list-item>
          <text:p text:style-name="P57"><text:span text:style-name="T4"><draw:frame draw:style-name="fr1" draw:name="Objeto12" text:anchor-type="as-char" svg:y="-0.1492in" svg:width="0.1602in" svg:height="0.1854in" draw:z-index="42"><draw:object xlink:href="./Object 12" xlink:type="simple" xlink:show="embed" xlink:actuate="onLoad"/><draw:image xlink:href="./ObjectReplacements/Object 12" xlink:type="simple" xlink:show="embed" xlink:actuate="onLoad"/></draw:frame></text:span><text:span text:style-name="T4"><text:s/>Conjunto de tipos de sensores que pueden ser instalados.</text:span></text:p>
        </text:list-item>
      </text:list>
      <text:p text:style-name="P5"><text:span text:style-name="Strong_20_Emphasis">Índices:</text:span></text:p>
      <text:list text:continue-list="list113406617949906" text:style-name="L2">
        <text:list-item>
          <text:p text:style-name="P48"><draw:frame draw:style-name="fr1" draw:name="Objeto47" text:anchor-type="as-char" svg:y="-0.1492in" svg:width="0.3571in" svg:height="0.1854in" draw:z-index="44"><draw:object xlink:href="./Object 47" xlink:type="simple" xlink:show="embed" xlink:actuate="onLoad"/><draw:image xlink:href="./ObjectReplacements/Object 47" xlink:type="simple" xlink:show="embed" xlink:actuate="onLoad"/><svg:desc>fórmula</svg:desc></draw:frame>: <text:span text:style-name="T14">Locations</text:span></text:p>
        </text:list-item>
        <text:list-item>
          <text:p text:style-name="P49"><text:span text:style-name="T4"><draw:frame draw:style-name="fr1" draw:name="Objeto46" text:anchor-type="as-char" svg:y="-0.1492in" svg:width="0.3736in" svg:height="0.1854in" draw:z-index="46"><draw:object xlink:href="./Object 46" xlink:type="simple" xlink:show="embed" xlink:actuate="onLoad"/><draw:image xlink:href="./ObjectReplacements/Object 46" xlink:type="simple" xlink:show="embed" xlink:actuate="onLoad"/><svg:desc>fórmula</svg:desc></draw:frame></text:span><text:span text:style-name="T4">: </text:span><text:span text:style-name="T6">Sensores</text:span></text:p>
        </text:list-item>
      </text:list>
      <text:h text:style-name="P17" text:outline-level="3">Parámetros:</text:h>
      <text:list text:style-name="L12">
        <text:list-item>
          <text:p text:style-name="P58"><text:span text:style-name="T4"><draw:frame draw:style-name="fr1" draw:name="Objeto8" text:anchor-type="as-char" svg:y="-0.1492in" svg:width="0.1791in" svg:height="0.2102in" draw:z-index="30"><draw:object xlink:href="./Object 8" xlink:type="simple" xlink:show="embed" xlink:actuate="onLoad"/><draw:image xlink:href="./ObjectReplacements/Object 8" xlink:type="simple" xlink:show="embed" xlink:actuate="onLoad"/></draw:frame></text:span><text:span text:style-name="T4"><text:s/>Costo de instalación en la localidad </text:span><text:span text:style-name="T4"><draw:frame draw:style-name="fr1" draw:name="Objeto24" text:anchor-type="as-char" svg:y="-0.1492in" svg:width="0.052in" svg:height="0.1854in" draw:z-index="47"><draw:object xlink:href="./Object 24" xlink:type="simple" xlink:show="embed" xlink:actuate="onLoad"/><draw:image xlink:href="./ObjectReplacements/Object 24" xlink:type="simple" xlink:show="embed" xlink:actuate="onLoad"/></draw:frame></text:span><text:span text:style-name="T4">. Es un costo fijo por localidad y se paga cada vez que cualquier sensor es instalado allí.</text:span></text:p>
        </text:list-item>
        <text:list-item>
          <text:p text:style-name="P58"><text:span text:style-name="T4"><draw:frame draw:style-name="fr1" draw:name="Objeto9" text:anchor-type="as-char" svg:y="-0.1492in" svg:width="0.1925in" svg:height="0.2102in" draw:z-index="31"><draw:object xlink:href="./Object 9" xlink:type="simple" xlink:show="embed" xlink:actuate="onLoad"/><draw:image xlink:href="./ObjectReplacements/Object 9" xlink:type="simple" xlink:show="embed" xlink:actuate="onLoad"/></draw:frame></text:span><text:span text:style-name="T4"><text:s/>Costo de consumo de energía del sensor </text:span><text:span text:style-name="T4"><draw:frame draw:style-name="fr1" draw:name="Objeto27" text:anchor-type="as-char" svg:y="-0.1492in" svg:width="0.0764in" svg:height="0.1854in" draw:z-index="48"><draw:object xlink:href="./Object 27" xlink:type="simple" xlink:show="embed" xlink:actuate="onLoad"/><draw:image xlink:href="./ObjectReplacements/Object 27" xlink:type="simple" xlink:show="embed" xlink:actuate="onLoad"/></draw:frame></text:span><text:span text:style-name="T4">, expresado en unidades monetarias.</text:span></text:p>
        </text:list-item>
        <text:list-item>
          <text:p text:style-name="P59"><text:span text:style-name="T4"><draw:frame draw:style-name="fr1" draw:name="Objeto10" text:anchor-type="as-char" svg:y="-0.1492in" svg:width="0.198in" svg:height="0.2102in" draw:z-index="35"><draw:object xlink:href="./Object 10" xlink:type="simple" xlink:show="embed" xlink:actuate="onLoad"/><draw:image xlink:href="./ObjectReplacements/Object 10" xlink:type="simple" xlink:show="embed" xlink:actuate="onLoad"/></draw:frame></text:span><text:span text:style-name="T4"><text:s/>Costo de comunicación del sensor </text:span><text:span text:style-name="T4"><draw:frame draw:style-name="fr1" draw:name="Objeto26" text:anchor-type="as-char" svg:y="-0.1492in" svg:width="0.0764in" svg:height="0.1854in" draw:z-index="43"><draw:object xlink:href="./Object 26" xlink:type="simple" xlink:show="embed" xlink:actuate="onLoad"/><draw:image xlink:href="./ObjectReplacements/Object 26" xlink:type="simple" xlink:show="embed" xlink:actuate="onLoad"/></draw:frame></text:span><text:span text:style-name="T4"><text:s/></text:span><text:span text:style-name="T5">en la locación </text:span><text:span text:style-name="T5"><draw:frame draw:style-name="fr1" draw:name="Objeto25" text:anchor-type="as-char" svg:y="-0.1492in" svg:width="0.052in" svg:height="0.1854in" draw:z-index="45"><draw:object xlink:href="./Object 25" xlink:type="simple" xlink:show="embed" xlink:actuate="onLoad"/><draw:image xlink:href="./ObjectReplacements/Object 25" xlink:type="simple" xlink:show="embed" xlink:actuate="onLoad"/></draw:frame></text:span><text:span text:style-name="T5"><text:s/></text:span><text:span text:style-name="T4">con la puerta de enlace central</text:span></text:p>
        </text:list-item>
      </text:list>
      <text:h text:style-name="P17" text:outline-level="3">Variables de Decisión:</text:h>
      <text:list text:style-name="L13">
        <text:list-item>
          <text:p text:style-name="P60"><text:span text:style-name="T4"><draw:frame draw:style-name="fr1" draw:name="Objeto6" text:anchor-type="as-char" svg:y="-0.1492in" svg:width="0.3457in" svg:height="0.2138in" draw:z-index="20"><draw:object xlink:href="./Object 6" xlink:type="simple" xlink:show="embed" xlink:actuate="onLoad"/><draw:image xlink:href="./ObjectReplacements/Object 6" xlink:type="simple" xlink:show="embed" xlink:actuate="onLoad"/></draw:frame></text:span><text:span text:style-name="T4"><text:s/>Variable binaria que indica si el sensor s se instala en la localidad l (1 si se instala, 0 en caso contrario).</text:span></text:p>
        </text:list-item>
        <text:list-item>
          <text:p text:style-name="P61"><text:span text:style-name="T4"><draw:frame draw:style-name="fr1" draw:name="Objeto5" text:anchor-type="as-char" svg:y="-0.1492in" svg:width="0.2008in" svg:height="0.2102in" draw:z-index="14"><draw:object xlink:href="./Object 5" xlink:type="simple" xlink:show="embed" xlink:actuate="onLoad"/><draw:image xlink:href="./ObjectReplacements/Object 5" xlink:type="simple" xlink:show="embed" xlink:actuate="onLoad"/></draw:frame></text:span><text:span text:style-name="T4"><text:s/>Variable binaria que indica si se instala algún sensor en la localidad l (1 si se instala, 0 en caso contrario).</text:span></text:p>
        </text:list-item>
      </text:list>
      <text:h text:style-name="P17" text:outline-level="3">Función Objetivo:</text:h>
      <text:p text:style-name="P18"><text:tab/> <draw:frame draw:style-name="fr1" draw:name="Objeto1" text:anchor-type="as-char" svg:y="-0.1839in" svg:width="3.0193in" svg:height="0.2909in" draw:z-index="0"><draw:object xlink:href="./Object 1" xlink:type="simple" xlink:show="embed" xlink:actuate="onLoad"/><draw:image xlink:href="./ObjectReplacements/Object 1" xlink:type="simple" xlink:show="embed" xlink:actuate="onLoad"/></draw:frame></text:p>
      <text:h text:style-name="P17" text:outline-level="3">Restricciones:</text:h>
      <text:list text:style-name="L14">
        <text:list-item>
          <text:p text:style-name="P63"><text:span text:style-name="Strong_20_Emphasis"><text:span text:style-name="T8">Cobertura de localidades</text:span></text:span><text:span text:style-name="T4">: </text:span><text:span text:style-name="T4"><draw:frame draw:style-name="fr1" draw:name="Objeto28" text:anchor-type="as-char" svg:y="-0.1709in" svg:width="2.1161in" svg:height="0.2673in" draw:z-index="26"><draw:object xlink:href="./Object 2" xlink:type="simple" xlink:show="embed" xlink:actuate="onLoad"/><draw:image xlink:href="./ObjectReplacements/Object 2" xlink:type="simple" xlink:show="embed" xlink:actuate="onLoad"/><svg:desc>fórmula</svg:desc></draw:frame></text:span><text:span text:style-name="T4"><text:s/>Donde </text:span><text:span text:style-name="T4"><draw:frame draw:style-name="fr1" draw:name="Objeto2" text:anchor-type="as-char" svg:y="-0.1492in" svg:width="0.4374in" svg:height="0.1917in" draw:z-index="27"><draw:object xlink:href="./Object 3" xlink:type="simple" xlink:show="embed" xlink:actuate="onLoad"/><draw:image xlink:href="./ObjectReplacements/Object 3" xlink:type="simple" xlink:show="embed" xlink:actuate="onLoad"/></draw:frame></text:span><text:span text:style-name="T4"><text:s/>es el conjunto de localidades que incluye </text:span><text:span text:style-name="T4"><draw:frame draw:style-name="fr1" draw:name="Objeto48" text:anchor-type="as-char" svg:y="-0.1492in" svg:width="0.052in" svg:height="0.1854in" draw:z-index="51"><draw:object xlink:href="./Object 48" xlink:type="simple" xlink:show="embed" xlink:actuate="onLoad"/><draw:image xlink:href="./ObjectReplacements/Object 48" xlink:type="simple" xlink:show="embed" xlink:actuate="onLoad"/></draw:frame></text:span><text:span text:style-name="T4"><text:s/>y todas sus adyacentes.</text:span></text:p>
        </text:list-item>
        <text:list-item>
          <text:p text:style-name="P35"><draw:frame draw:style-name="fr1" draw:name="Objeto3" text:anchor-type="as-char" svg:y="-0.1492in" svg:width="2.5209in" svg:height="0.2102in" draw:z-index="28"><draw:object xlink:href="./Object 7" xlink:type="simple" xlink:show="embed" xlink:actuate="onLoad"/><draw:image xlink:href="./ObjectReplacements/Object 7" xlink:type="simple" xlink:show="embed" xlink:actuate="onLoad"/></draw:frame></text:p>
          <text:p text:style-name="P34"><text:span text:style-name="T4"/></text:p>
        </text:list-item>
        <text:list-item>
          <text:p text:style-name="P62"><text:span text:style-name="Strong_20_Emphasis"><text:span text:style-name="T8">Vinculación de las variables </text:span></text:span><text:span text:style-name="Strong_20_Emphasis"><text:span text:style-name="T8"><draw:frame draw:style-name="fr1" draw:name="Objeto49" text:anchor-type="as-char" svg:y="-0.1492in" svg:width="0.0925in" svg:height="0.1854in" draw:z-index="49"><draw:object xlink:href="./Object 49" xlink:type="simple" xlink:show="embed" xlink:actuate="onLoad"/><draw:image xlink:href="./ObjectReplacements/Object 49" xlink:type="simple" xlink:show="embed" xlink:actuate="onLoad"/></draw:frame></text:span></text:span><text:span text:style-name="Strong_20_Emphasis"><text:span text:style-name="T8"><text:s/>e</text:span></text:span><text:span text:style-name="Strong_20_Emphasis"><text:span text:style-name="T4"> </text:span></text:span><text:span text:style-name="Strong_20_Emphasis"><text:span text:style-name="T4"><draw:frame draw:style-name="fr1" draw:name="Objeto50" text:anchor-type="as-char" svg:y="-0.1492in" svg:width="0.1063in" svg:height="0.1854in" draw:z-index="50"><draw:object xlink:href="./Object 50" xlink:type="simple" xlink:show="embed" xlink:actuate="onLoad"/><draw:image xlink:href="./ObjectReplacements/Object 50" xlink:type="simple" xlink:show="embed" xlink:actuate="onLoad"/></draw:frame></text:span></text:span><text:span text:style-name="T4">: </text:span><text:span text:style-name="T4"><draw:frame draw:style-name="fr1" draw:name="Objeto4" text:anchor-type="as-char" svg:y="-0.1492in" svg:width="1.5965in" svg:height="0.2138in" draw:z-index="1"><draw:object xlink:href="./Object 4" xlink:type="simple" xlink:show="embed" xlink:actuate="onLoad"/><draw:image xlink:href="./ObjectReplacements/Object 4" xlink:type="simple" xlink:show="embed" xlink:actuate="onLoad"/></draw:frame></text:span><text:span text:style-name="T4"><text:s/></text:span></text:p>
        </text:list-item>
      </text:list>
      <text:p text:style-name="P22"><text:span text:style-name="T4"/></text:p>
      <text:p text:style-name="P22"/>
      <text:list text:style-name="L15">
        <text:list-header>
          <text:p text:style-name="P64"/>
        </text:list-header>
      </text:list>
      <text:p text:style-name="P22"><text:span text:style-name="T4"/></text:p>
      <text:p text:style-name="P22"><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2:59:40.053532254</meta:creation-date>
    <dc:date>2024-09-16T10:33:31.071512606</dc:date>
    <meta:editing-duration>PT5H39M28S</meta:editing-duration>
    <meta:editing-cycles>9</meta:editing-cycles>
    <meta:generator>LibreOffice/24.2.5.2$Linux_X86_64 LibreOffice_project/420$Build-2</meta:generator>
    <meta:document-statistic meta:table-count="0" meta:image-count="0" meta:object-count="52" meta:page-count="4" meta:paragraph-count="90" meta:word-count="790" meta:character-count="4643" meta:non-whitespace-character-count="3933"/>
  </office:meta>
</office:document-meta>
</file>

<file path=Object 1/content.xml><?xml version="1.0" encoding="utf-8"?>
<math xmlns="http://www.w3.org/1998/Math/MathML" display="block">
  <semantics>
    <mrow>
      <mi mathvariant="italic">Min</mi>
      <mspace width="2em"/>
      <mrow>
        <mo fence="true" form="prefix" stretchy="true">(</mo>
        <mrow>
          <mrow>
            <mrow>
              <mrow>
                <msub>
                  <mo stretchy="false">∑</mo>
                  <mrow>
                    <mi>l</mi>
                    <mo stretchy="false">∈</mo>
                    <mi>L</mi>
                  </mrow>
                </msub>
                <msub>
                  <mi>c</mi>
                  <mi>l</mi>
                </msub>
              </mrow>
              <mo stretchy="false">∗</mo>
              <msub>
                <mi>y</mi>
                <mi>l</mi>
              </msub>
            </mrow>
            <mo stretchy="false">+</mo>
            <mrow>
              <mrow>
                <msub>
                  <mo stretchy="false">∑</mo>
                  <mrow>
                    <mi>s</mi>
                    <mo stretchy="false">∈</mo>
                    <mi>S</mi>
                  </mrow>
                </msub>
                <mrow>
                  <msub>
                    <mo stretchy="false">∑</mo>
                    <mrow>
                      <mi>l</mi>
                      <mo stretchy="false">∈</mo>
                      <mi>L</mi>
                    </mrow>
                  </msub>
                  <mrow>
                    <mo fence="true" form="prefix" stretchy="false">(</mo>
                    <mrow>
                      <mrow>
                        <msub>
                          <mi>e</mi>
                          <mi>s</mi>
                        </msub>
                        <mo stretchy="false">+</mo>
                        <msub>
                          <mi>t</mi>
                          <mi>s</mi>
                        </msub>
                      </mrow>
                    </mrow>
                    <mo fence="true" form="postfix" stretchy="false">)</mo>
                  </mrow>
                </mrow>
              </mrow>
              <mo stretchy="false">∗</mo>
              <msub>
                <mi>x</mi>
                <mrow>
                  <mo fence="true" form="prefix" stretchy="false">[</mo>
                  <mrow>
                    <mrow>
                      <mi>s</mi>
                      <mi>,</mi>
                      <mi>l</mi>
                    </mrow>
                  </mrow>
                  <mo fence="true" form="postfix" stretchy="false">]</mo>
                </mrow>
              </msub>
            </mrow>
          </mrow>
        </mrow>
        <mo fence="true" form="postfix" stretchy="true">)</mo>
      </mrow>
    </mrow>
    <annotation encoding="StarMath 5.0">{ Min ~ left ( { { sum _ { { l in L } } c _ l * y _ l } + { sum _ { { s in S } } sum _ { { l in L } } ( { e _ s + t _ s } ) * x _ [ { s , l } ] } } right ) }</annotation>
  </semantics>
</math>
</file>

<file path=Object 10/content.xml><?xml version="1.0" encoding="utf-8"?>
<math xmlns="http://www.w3.org/1998/Math/MathML" display="block">
  <semantics>
    <mrow>
      <msub>
        <mi>t</mi>
        <mi mathvariant="italic">sl</mi>
      </msub>
      <mi mathvariant="normal">:</mi>
    </mrow>
    <annotation encoding="StarMath 5.0">t_sl:</annotation>
  </semantics>
</math>
</file>

<file path=Object 11/content.xml><?xml version="1.0" encoding="utf-8"?>
<math xmlns="http://www.w3.org/1998/Math/MathML" display="block">
  <semantics>
    <mrow>
      <mi>L</mi>
      <mi mathvariant="normal">:</mi>
    </mrow>
    <annotation encoding="StarMath 5.0">L:</annotation>
  </semantics>
</math>
</file>

<file path=Object 12/content.xml><?xml version="1.0" encoding="utf-8"?>
<math xmlns="http://www.w3.org/1998/Math/MathML" display="block">
  <semantics>
    <mrow>
      <mi>S</mi>
      <mi mathvariant="normal">:</mi>
    </mrow>
    <annotation encoding="StarMath 5.0">S:</annotation>
  </semantics>
</math>
</file>

<file path=Object 13/content.xml><?xml version="1.0" encoding="utf-8"?>
<math xmlns="http://www.w3.org/1998/Math/MathML" display="block">
  <semantics>
    <mrow>
      <mi mathvariant="italic">Min</mi>
      <mrow>
        <mo fence="true" form="prefix" stretchy="false">(</mo>
        <mrow>
          <mrow>
            <mrow>
              <msub>
                <mo stretchy="false">∑</mo>
                <mrow>
                  <mi>p</mi>
                  <mo stretchy="false">∈</mo>
                  <mi>P</mi>
                </mrow>
              </msub>
              <mrow>
                <msub>
                  <mo stretchy="false">∑</mo>
                  <mrow>
                    <mi>c</mi>
                    <mo stretchy="false">∈</mo>
                    <mi>C</mi>
                  </mrow>
                </msub>
                <msub>
                  <mi>C</mi>
                  <mi mathvariant="italic">pc</mi>
                </msub>
              </mrow>
            </mrow>
            <mo stretchy="false">∗</mo>
            <msub>
              <mi>x</mi>
              <mi mathvariant="italic">pc</mi>
            </msub>
          </mrow>
        </mrow>
        <mo fence="true" form="postfix" stretchy="false">)</mo>
      </mrow>
    </mrow>
    <annotation encoding="StarMath 5.0">{  Min ( { sum _ { { p in P } } sum _ { { c in C } } C _ pc * x _ pc }  )}</annotation>
  </semantics>
</math>
</file>

<file path=Object 14/content.xml><?xml version="1.0" encoding="utf-8"?>
<math xmlns="http://www.w3.org/1998/Math/MathML" display="block">
  <semantics>
    <mrow>
      <mrow>
        <mrow>
          <msub>
            <mo stretchy="false">∑</mo>
            <mrow>
              <mi>p</mi>
              <mo stretchy="false">∈</mo>
              <mi>P</mi>
            </mrow>
          </msub>
          <msub>
            <mi>x</mi>
            <mi mathvariant="italic">pc</mi>
          </msub>
        </mrow>
        <mo stretchy="false">=</mo>
        <msub>
          <mi>D</mi>
          <mi>c</mi>
        </msub>
      </mrow>
      <mi>,</mi>
      <mo stretchy="false">∀</mo>
      <mrow>
        <mi>c</mi>
        <mo stretchy="false">∈</mo>
        <mi>C</mi>
      </mrow>
    </mrow>
    <annotation encoding="StarMath 5.0">sum_{p in P} x_{pc} = D_c,  forall c in C</annotation>
  </semantics>
</math>
</file>

<file path=Object 15/content.xml><?xml version="1.0" encoding="utf-8"?>
<math xmlns="http://www.w3.org/1998/Math/MathML" display="block">
  <semantics>
    <mrow>
      <mrow>
        <mrow>
          <msub>
            <mo stretchy="false">∑</mo>
            <mrow>
              <mi>c</mi>
              <mo stretchy="false">∈</mo>
              <mi>C</mi>
            </mrow>
          </msub>
          <msub>
            <mi>x</mi>
            <mi mathvariant="italic">pc</mi>
          </msub>
        </mrow>
        <mo stretchy="false">≤</mo>
        <msub>
          <mi>O</mi>
          <mi>p</mi>
        </msub>
      </mrow>
      <mi>,</mi>
      <mo stretchy="false">∀</mo>
      <mrow>
        <mi>p</mi>
        <mo stretchy="false">∈</mo>
        <mi>P</mi>
      </mrow>
    </mrow>
    <annotation encoding="StarMath 5.0">
sum_{c in C} x_{pc} &lt;= O_p,  forall p in P
</annotation>
  </semantics>
</math>
</file>

<file path=Object 16/content.xml><?xml version="1.0" encoding="utf-8"?>
<math xmlns="http://www.w3.org/1998/Math/MathML" display="block">
  <semantics>
    <mrow>
      <mi>P</mi>
      <mi mathvariant="normal">:</mi>
    </mrow>
    <annotation encoding="StarMath 5.0">P:</annotation>
  </semantics>
</math>
</file>

<file path=Object 17/content.xml><?xml version="1.0" encoding="utf-8"?>
<math xmlns="http://www.w3.org/1998/Math/MathML" display="block">
  <semantics>
    <mrow>
      <mi>C</mi>
      <mi mathvariant="normal">:</mi>
    </mrow>
    <annotation encoding="StarMath 5.0">C: </annotation>
  </semantics>
</math>
</file>

<file path=Object 18/content.xml><?xml version="1.0" encoding="utf-8"?>
<math xmlns="http://www.w3.org/1998/Math/MathML" display="block">
  <semantics>
    <mrow>
      <msub>
        <mi>D</mi>
        <mi>c</mi>
      </msub>
      <mi mathvariant="normal">:</mi>
    </mrow>
    <annotation encoding="StarMath 5.0">D_c:</annotation>
  </semantics>
</math>
</file>

<file path=Object 19/content.xml><?xml version="1.0" encoding="utf-8"?>
<math xmlns="http://www.w3.org/1998/Math/MathML" display="block">
  <semantics>
    <msub>
      <mi>O</mi>
      <mi>p</mi>
    </msub>
    <annotation encoding="StarMath 5.0">O_p</annotation>
  </semantics>
</math>
</file>

<file path=Object 2/content.xml><?xml version="1.0" encoding="utf-8"?>
<math xmlns="http://www.w3.org/1998/Math/MathML" display="block">
  <semantics>
    <mrow>
      <mrow>
        <mrow>
          <msub>
            <mo stretchy="false">∑</mo>
            <mrow>
              <mi>s</mi>
              <mo stretchy="false">∈</mo>
              <mi>S</mi>
            </mrow>
          </msub>
          <mrow>
            <msub>
              <mo stretchy="false">∑</mo>
              <mrow>
                <mrow>
                  <mi>k</mi>
                  <mo stretchy="false">∈</mo>
                  <mi mathvariant="italic">Adj</mi>
                </mrow>
                <mrow>
                  <mo fence="true" form="prefix" stretchy="false">[</mo>
                  <mrow>
                    <mi>l</mi>
                  </mrow>
                  <mo fence="true" form="postfix" stretchy="false">]</mo>
                </mrow>
              </mrow>
            </msub>
            <msub>
              <mi>x</mi>
              <mrow>
                <mo fence="true" form="prefix" stretchy="false">[</mo>
                <mrow>
                  <mrow>
                    <mi>s</mi>
                    <mi>,</mi>
                    <mi>k</mi>
                  </mrow>
                </mrow>
                <mo fence="true" form="postfix" stretchy="false">]</mo>
              </mrow>
            </msub>
          </mrow>
        </mrow>
        <mo stretchy="false">≥</mo>
        <mn>1</mn>
      </mrow>
      <mo stretchy="false">∀</mo>
      <mrow>
        <mi>l</mi>
        <mo stretchy="false">∈</mo>
        <mi>L</mi>
      </mrow>
      <mspace width="2em"/>
    </mrow>
    <annotation encoding="StarMath 5.0">{ { sum _ { { s in S } } sum _ { { { k in Adj } [ l ] } } x _ [ { s , k } ] &gt;= 1 } forall { l in L } ~ }</annotation>
  </semantics>
</math>
</file>

<file path=Object 20/content.xml><?xml version="1.0" encoding="utf-8"?>
<math xmlns="http://www.w3.org/1998/Math/MathML" display="block">
  <semantics>
    <msub>
      <mi>C</mi>
      <mi mathvariant="italic">pc</mi>
    </msub>
    <annotation encoding="StarMath 5.0">C_pc</annotation>
  </semantics>
</math>
</file>

<file path=Object 21/content.xml><?xml version="1.0" encoding="utf-8"?>
<math xmlns="http://www.w3.org/1998/Math/MathML" display="block">
  <semantics>
    <mrow>
      <msub>
        <mi>X</mi>
        <mi mathvariant="italic">pc</mi>
      </msub>
      <mi>,</mi>
      <msub>
        <mi>X</mi>
        <mi mathvariant="italic">PC</mi>
      </msub>
      <mi>≥</mi>
      <mn>0</mn>
    </mrow>
    <annotation encoding="StarMath 5.0">X_pc , X_PC ≥ 0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display="block">
  <semantics>
    <mrow>
      <mi mathvariant="italic">Min</mi>
      <mrow>
        <mo fence="true" form="prefix" stretchy="false">(</mo>
        <mrow>
          <mrow>
            <mrow>
              <msub>
                <mo stretchy="false">∑</mo>
                <mrow>
                  <mi>e</mi>
                  <mi>∈</mi>
                  <mi>E</mi>
                </mrow>
              </msub>
              <mrow>
                <msub>
                  <mo stretchy="false">∑</mo>
                  <mrow>
                    <mi>i</mi>
                    <mi>∈</mi>
                    <mi>L</mi>
                  </mrow>
                </msub>
                <mrow>
                  <msub>
                    <mo stretchy="false">∑</mo>
                    <mrow>
                      <mi>j</mi>
                      <mi>∈</mi>
                      <mi>L</mi>
                    </mrow>
                  </msub>
                  <msub>
                    <mi>d</mi>
                    <mi mathvariant="italic">ij</mi>
                  </msub>
                </mrow>
              </mrow>
            </mrow>
            <mo stretchy="false">∗</mo>
            <msub>
              <mi>x</mi>
              <mi mathvariant="italic">eij</mi>
            </msub>
          </mrow>
        </mrow>
        <mo fence="true" form="postfix" stretchy="false">)</mo>
      </mrow>
    </mrow>
    <annotation encoding="StarMath 5.0">Min ({ sum _ { { e ∈ E } } sum _ { { i ∈ L } } sum _ { { j ∈ L } } d _ ij * x _ eij })  </annotation>
  </semantics>
</math>
</file>

<file path=Object 29/content.xml><?xml version="1.0" encoding="utf-8"?>
<math xmlns="http://www.w3.org/1998/Math/MathML" display="block">
  <semantics>
    <mrow>
      <mrow>
        <mrow>
          <msub>
            <mo stretchy="false">∑</mo>
            <mrow>
              <mi>j</mi>
              <mi>∈</mi>
              <mi>L</mi>
              <mi>,</mi>
              <mi>j</mi>
              <mi>≠</mi>
              <mn>0</mn>
            </mrow>
          </msub>
          <msub>
            <mi>x</mi>
            <mrow>
              <mi>e</mi>
              <mn>0</mn>
              <mi>j</mi>
            </mrow>
          </msub>
        </mrow>
        <mo stretchy="false">=</mo>
        <mn>1</mn>
      </mrow>
      <mo stretchy="false">∀</mo>
      <mi>e</mi>
      <mi>∈</mi>
      <mi>E</mi>
    </mrow>
    <annotation encoding="StarMath 5.0">{ { sum _ { { j ∈ L , j ≠ 0 } } x _ { e 0 j } = 1 } forall e ∈ E }</annotation>
  </semantics>
</math>
</file>

<file path=Object 3/content.xml><?xml version="1.0" encoding="utf-8"?>
<math xmlns="http://www.w3.org/1998/Math/MathML" display="block">
  <semantics>
    <mrow>
      <mi mathvariant="italic">Adj</mi>
      <mrow>
        <mo fence="true" form="prefix" stretchy="false">[</mo>
        <mrow>
          <mi>l</mi>
        </mrow>
        <mo fence="true" form="postfix" stretchy="false">]</mo>
      </mrow>
    </mrow>
    <annotation encoding="StarMath 5.0">Adj[l] </annotation>
  </semantics>
</math>
</file>

<file path=Object 30/content.xml><?xml version="1.0" encoding="utf-8"?>
<math xmlns="http://www.w3.org/1998/Math/MathML" display="block">
  <semantics>
    <mrow>
      <mrow>
        <mrow>
          <msub>
            <mo stretchy="false">∑</mo>
            <mrow>
              <mi>i</mi>
              <mi>∈</mi>
              <mi>L</mi>
              <mi>,</mi>
              <mi>i</mi>
              <mi>≠</mi>
              <mn>0</mn>
            </mrow>
          </msub>
          <msub>
            <mi>x</mi>
            <mrow>
              <mi mathvariant="italic">ei</mi>
              <mn>0</mn>
            </mrow>
          </msub>
        </mrow>
        <mo stretchy="false">=</mo>
        <mn>1</mn>
      </mrow>
      <mo stretchy="false">∀</mo>
      <mi>e</mi>
      <mi>∈</mi>
      <mi>E</mi>
    </mrow>
    <annotation encoding="StarMath 5.0">sum_{i ∈ L, i ≠ 0} x_ei0 = 1 forall e ∈ E</annotation>
  </semantics>
</math>
</file>

<file path=Object 31/content.xml><?xml version="1.0" encoding="utf-8"?>
<math xmlns="http://www.w3.org/1998/Math/MathML" display="block">
  <semantics>
    <mrow>
      <mrow>
        <mrow>
          <msub>
            <mo stretchy="false">∑</mo>
            <mrow>
              <mi>e</mi>
              <mi>∈</mi>
              <mi>E</mi>
            </mrow>
          </msub>
          <mrow>
            <msub>
              <mo stretchy="false">∑</mo>
              <mrow>
                <mi>j</mi>
                <mi>∈</mi>
                <mi>L</mi>
                <mi>,</mi>
                <mi>j</mi>
                <mi>≠</mi>
                <mi>i</mi>
              </mrow>
            </msub>
            <msub>
              <mi>x</mi>
              <mi mathvariant="italic">eij</mi>
            </msub>
          </mrow>
        </mrow>
        <mo stretchy="false">=</mo>
        <mn>1</mn>
      </mrow>
      <mo stretchy="false">∀</mo>
      <mi>i</mi>
      <mi>∈</mi>
      <mi>L</mi>
      <mi>,</mi>
      <mi>i</mi>
      <mi>≠</mi>
      <mn>0</mn>
    </mrow>
    <annotation encoding="StarMath 5.0">sum_{e ∈ E} sum_{j ∈ L, j ≠ i} x_eij = 1 forall i ∈ L, i ≠ 0</annotation>
  </semantics>
</math>
</file>

<file path=Object 32/content.xml><?xml version="1.0" encoding="utf-8"?>
<math xmlns="http://www.w3.org/1998/Math/MathML" display="block">
  <semantics>
    <mrow>
      <mrow>
        <mrow>
          <msub>
            <mo stretchy="false">∑</mo>
            <mrow>
              <mi>j</mi>
              <mi>∈</mi>
              <mi>L</mi>
              <mi>,</mi>
              <mi>j</mi>
              <mi>≠</mi>
              <mi>i</mi>
            </mrow>
          </msub>
          <msub>
            <mi>x</mi>
            <mi mathvariant="italic">eij</mi>
          </msub>
        </mrow>
        <mo stretchy="false">=</mo>
        <mrow>
          <msub>
            <mo stretchy="false">∑</mo>
            <mrow>
              <mi>j</mi>
              <mi>∈</mi>
              <mi>L</mi>
              <mi>,</mi>
              <mi>j</mi>
              <mi>≠</mi>
              <mi>i</mi>
            </mrow>
          </msub>
          <msub>
            <mi>x</mi>
            <mi mathvariant="italic">eji</mi>
          </msub>
        </mrow>
      </mrow>
      <mo stretchy="false">∀</mo>
      <mi>e</mi>
      <mi>∈</mi>
      <mi>E</mi>
      <mi>,</mi>
      <mi>i</mi>
      <mi>∈</mi>
      <mi>L</mi>
      <mi>,</mi>
      <mi>i</mi>
      <mi>≠</mi>
      <mn>0</mn>
    </mrow>
    <annotation encoding="StarMath 5.0">sum_{j ∈ L, j ≠ i} x_eij = sum_{j ∈ L, j ≠ i} x_eji forall e ∈ E, i ∈ L, i ≠ 0</annotation>
  </semantics>
</math>
</file>

<file path=Object 33/content.xml><?xml version="1.0" encoding="utf-8"?>
<math xmlns="http://www.w3.org/1998/Math/MathML" display="block">
  <semantics>
    <mrow>
      <mrow>
        <msub>
          <mi>u</mi>
          <mi mathvariant="italic">ei</mi>
        </msub>
        <mo stretchy="false">−</mo>
        <msub>
          <mi>u</mi>
          <mi mathvariant="italic">ej</mi>
        </msub>
        <mo stretchy="false">+</mo>
        <mtext>|</mtext>
      </mrow>
      <mi>L</mi>
      <mrow>
        <mtext>|</mtext>
        <mo stretchy="false">∗</mo>
        <msub>
          <mi>x</mi>
          <mi mathvariant="italic">eij</mi>
        </msub>
      </mrow>
      <mi>≤</mi>
      <mtext>|</mtext>
      <mi>L</mi>
      <mrow>
        <mtext>|</mtext>
        <mo stretchy="false">−</mo>
        <mn>1</mn>
      </mrow>
      <mtext>  </mtext>
      <mo stretchy="false">∀</mo>
      <mi>e</mi>
      <mi>∈</mi>
      <mi>E</mi>
      <mi>,</mi>
      <mi>i</mi>
      <mi>∈</mi>
      <mi>L</mi>
      <mi>,</mi>
      <mi>j</mi>
      <mi>∈</mi>
      <mi>L</mi>
      <mi>,</mi>
      <mi>i</mi>
      <mi>≠</mi>
      <mn>0</mn>
      <mi>,</mi>
      <mi>j</mi>
      <mi>≠</mi>
      <mn>0</mn>
    </mrow>
    <annotation encoding="StarMath 5.0">u_ei - u_ej + "|"L"|" * x_eij ≤ "|"L"|" - 1 "  " forall e ∈ E, i ∈ L, j ∈ L, i ≠ 0, j ≠ 0</annotation>
  </semantics>
</math>
</file>

<file path=Object 34/content.xml><?xml version="1.0" encoding="utf-8"?>
<math xmlns="http://www.w3.org/1998/Math/MathML" display="block">
  <semantics>
    <mrow>
      <mi>e</mi>
      <mi>∈</mi>
      <mi>E</mi>
    </mrow>
    <annotation encoding="StarMath 5.0">e ∈ E</annotation>
  </semantics>
</math>
</file>

<file path=Object 35/content.xml><?xml version="1.0" encoding="utf-8"?>
<math xmlns="http://www.w3.org/1998/Math/MathML" display="block">
  <semantics>
    <mrow>
      <mi>i</mi>
      <mi>,</mi>
      <mi>j</mi>
      <mi>∈</mi>
      <mi>L</mi>
    </mrow>
    <annotation encoding="StarMath 5.0">i, j ∈ L</annotation>
  </semantics>
</math>
</file>

<file path=Object 36/content.xml><?xml version="1.0" encoding="utf-8"?>
<math xmlns="http://www.w3.org/1998/Math/MathML" display="block">
  <semantics>
    <msub>
      <mi>d</mi>
      <mi mathvariant="italic">ij</mi>
    </msub>
    <annotation encoding="StarMath 5.0">d_ij</annotation>
  </semantics>
</math>
</file>

<file path=Object 37/content.xml><?xml version="1.0" encoding="utf-8"?>
<math xmlns="http://www.w3.org/1998/Math/MathML" display="block">
  <semantics>
    <msub>
      <mi>x</mi>
      <mi mathvariant="italic">eij</mi>
    </msub>
    <annotation encoding="StarMath 5.0">x_eij</annotation>
  </semantics>
</math>
</file>

<file path=Object 38/content.xml><?xml version="1.0" encoding="utf-8"?>
<math xmlns="http://www.w3.org/1998/Math/MathML" display="block">
  <semantics>
    <msub>
      <mi>u</mi>
      <mi mathvariant="italic">ei</mi>
    </msub>
    <annotation encoding="StarMath 5.0">u_ei</annotation>
  </semantics>
</math>
</file>

<file path=Object 39/content.xml><?xml version="1.0" encoding="utf-8"?>
<math xmlns="http://www.w3.org/1998/Math/MathML" display="block">
  <semantics>
    <mrow>
      <mi>C</mi>
      <mi mathvariant="normal">:</mi>
    </mrow>
    <annotation encoding="StarMath 5.0">C: </annotation>
  </semantics>
</math>
</file>

<file path=Object 4/content.xml><?xml version="1.0" encoding="utf-8"?>
<math xmlns="http://www.w3.org/1998/Math/MathML" display="block">
  <semantics>
    <mrow>
      <mrow>
        <msub>
          <mi>y</mi>
          <mi>l</mi>
        </msub>
        <mo stretchy="false">≥</mo>
        <msub>
          <mi>x</mi>
          <mrow>
            <mo fence="true" form="prefix" stretchy="false">[</mo>
            <mrow>
              <mrow>
                <mi>s</mi>
                <mi>,</mi>
                <mi>l</mi>
              </mrow>
            </mrow>
            <mo fence="true" form="postfix" stretchy="false">]</mo>
          </mrow>
        </msub>
      </mrow>
      <mo stretchy="false">∀</mo>
      <mrow>
        <mi>s</mi>
        <mo stretchy="false">∈</mo>
        <mi>S</mi>
      </mrow>
      <mi>,</mi>
      <mo stretchy="false">∀</mo>
      <mrow>
        <mi>l</mi>
        <mo stretchy="false">∈</mo>
        <mi>L</mi>
      </mrow>
    </mrow>
    <annotation encoding="StarMath 5.0">y_l &gt;= x_[s, l] forall s in S, forall l in L</annotation>
  </semantics>
</math>
</file>

<file path=Object 40/content.xml><?xml version="1.0" encoding="utf-8"?>
<math xmlns="http://www.w3.org/1998/Math/MathML" display="block">
  <semantics>
    <mrow>
      <mi>E</mi>
      <mi mathvariant="normal">:</mi>
    </mrow>
    <annotation encoding="StarMath 5.0">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row>
      <mi>s</mi>
      <mi>∈</mi>
      <mi>S</mi>
    </mrow>
    <annotation encoding="StarMath 5.0">s ∈ S</annotation>
  </semantics>
</math>
</file>

<file path=Object 47/content.xml><?xml version="1.0" encoding="utf-8"?>
<math xmlns="http://www.w3.org/1998/Math/MathML" display="block">
  <semantics>
    <mrow>
      <mi>l</mi>
      <mi>∈</mi>
      <mi>L</mi>
    </mrow>
    <annotation encoding="StarMath 5.0">l ∈ L</annotation>
  </semantics>
</math>
</file>

<file path=Object 48/content.xml><?xml version="1.0" encoding="utf-8"?>
<math xmlns="http://www.w3.org/1998/Math/MathML" display="block">
  <semantics>
    <mi>l</mi>
    <annotation encoding="StarMath 5.0"> l</annotation>
  </semantics>
</math>
</file>

<file path=Object 49/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row>
      <msub>
        <mi>y</mi>
        <mi>l</mi>
      </msub>
      <mi mathvariant="normal">:</mi>
    </mrow>
    <annotation encoding="StarMath 5.0">y_l:</annotation>
  </semantics>
</math>
</file>

<file path=Object 50/content.xml><?xml version="1.0" encoding="utf-8"?>
<math xmlns="http://www.w3.org/1998/Math/MathML" display="block">
  <semantics>
    <mi>y</mi>
    <annotation encoding="StarMath 5.0">y</annotation>
  </semantics>
</math>
</file>

<file path=Object 51/content.xml><?xml version="1.0" encoding="utf-8"?>
<math xmlns="http://www.w3.org/1998/Math/MathML" display="block">
  <semantics>
    <mrow>
      <mi>c</mi>
      <mi>∈</mi>
      <mi>C</mi>
    </mrow>
    <annotation encoding="StarMath 5.0">c ∈ C</annotation>
  </semantics>
</math>
</file>

<file path=Object 52/content.xml><?xml version="1.0" encoding="utf-8"?>
<math xmlns="http://www.w3.org/1998/Math/MathML" display="block">
  <semantics>
    <mrow>
      <mi>p</mi>
      <mi>∈</mi>
      <mi>P</mi>
    </mrow>
    <annotation encoding="StarMath 5.0">p ∈	 P</annotation>
  </semantics>
</math>
</file>

<file path=Object 6/content.xml><?xml version="1.0" encoding="utf-8"?>
<math xmlns="http://www.w3.org/1998/Math/MathML" display="block">
  <semantics>
    <mrow>
      <msub>
        <mi>x</mi>
        <mrow>
          <mo fence="true" form="prefix" stretchy="false">[</mo>
          <mrow>
            <mrow>
              <mi>s</mi>
              <mi>,</mi>
              <mi>l</mi>
            </mrow>
          </mrow>
          <mo fence="true" form="postfix" stretchy="false">]</mo>
        </mrow>
      </msub>
      <mi mathvariant="normal">:</mi>
    </mrow>
    <annotation encoding="StarMath 5.0">x_[s, l]:</annotation>
  </semantics>
</math>
</file>

<file path=Object 7/content.xml><?xml version="1.0" encoding="utf-8"?>
<math xmlns="http://www.w3.org/1998/Math/MathML" display="block">
  <semantics>
    <mrow>
      <mrow>
        <msub>
          <mi>x</mi>
          <mi mathvariant="italic">sl</mi>
        </msub>
        <mo stretchy="false">≤</mo>
        <msub>
          <mi mathvariant="italic">Sensor</mi>
          <mi mathvariant="italic">coverage</mi>
        </msub>
      </mrow>
      <mrow>
        <mo fence="true" form="prefix" stretchy="false">[</mo>
        <mrow>
          <mrow>
            <mi>s</mi>
            <mi>,</mi>
            <mi>l</mi>
          </mrow>
        </mrow>
        <mo fence="true" form="postfix" stretchy="false">]</mo>
      </mrow>
      <mo stretchy="false">∀</mo>
      <mrow>
        <mi>l</mi>
        <mo stretchy="false">∈</mo>
        <mi>L</mi>
      </mrow>
      <mi>,</mi>
      <mo stretchy="false">∀</mo>
      <mrow>
        <mi>s</mi>
        <mo stretchy="false">∈</mo>
        <mi>S</mi>
      </mrow>
    </mrow>
    <annotation encoding="StarMath 5.0">{ { x _ sl &lt;= Sensor _ coverage } [ { s , l } ] forall { l in L } , forall { s in S } }</annotation>
  </semantics>
</math>
</file>

<file path=Object 8/content.xml><?xml version="1.0" encoding="utf-8"?>
<math xmlns="http://www.w3.org/1998/Math/MathML" display="block">
  <semantics>
    <mrow>
      <msub>
        <mi>c</mi>
        <mi>l</mi>
      </msub>
      <mi mathvariant="normal">:</mi>
    </mrow>
    <annotation encoding="StarMath 5.0">c_l:</annotation>
  </semantics>
</math>
</file>

<file path=Object 9/content.xml><?xml version="1.0" encoding="utf-8"?>
<math xmlns="http://www.w3.org/1998/Math/MathML" display="block">
  <semantics>
    <mrow>
      <msub>
        <mi>e</mi>
        <mi>s</mi>
      </msub>
      <mi mathvariant="normal">:</mi>
    </mrow>
    <annotation encoding="StarMath 5.0">e_s:</annotation>
  </semantics>
</math>
</file>